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12-08_05-33-37_000.jpg</text:p>
          </table:table-cell>
          <table:table-cell office:value-type="string">
            <text:p>:m :PHOTO 起きた時刻 / 201712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12-07_23-56-13_000.jpg</text:p>
          </table:table-cell>
          <table:table-cell office:value-type="string">
            <text:p>:m 1-2*2 RES / free ABC / フェルマーの原理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12-07_20-14-21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12-07_17-43-19_000.jpg</text:p>
          </table:table-cell>
          <table:table-cell office:value-type="string">
            <text:p>:m 3-4*4 RES / 245 264*1#1 / 『量子力学　Ⅱ』朝永振一郎 / p.2 THINK+ フェルマーの原理 ∫￣B,_A(√(2m(E-V(xyz)))d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12-07_17-42-36_000.jpg</text:p>
          </table:table-cell>
          <table:table-cell office:value-type="string">
            <text:p>:m 1-2*4 RES / 245 264*1#1 / 『量子力学　Ⅱ』朝永振一郎 / p.2 波動像　フェルマーの原理 ∫￣B,_A(n(x,y,z)ds) 屈折率　MEMOS+ n_1*√((x-x_0)^2+y_1^2) 光学距離　線素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12-07_16-04-33_000.jpg</text:p>
          </table:table-cell>
          <table:table-cell office:value-type="string">
            <text:p>:m 5-6*6 RES / 245 233*37#2 / 『納得しながら量子力学』 岸野正剛 / p.174 &lt;u_m|H|u_n&gt;=f_n*δ_(nm) 行列表示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12-07_16-03-45_000.jpg</text:p>
          </table:table-cell>
          <table:table-cell office:value-type="string">
            <text:p>:m 1-4*6 RES / 245 233*37#2 / 『納得しながら量子力学』 岸野正剛 / p.172 補足-6.3 複素ベクトル e_i*e_j=δ_(ij) e_i*A*e_j Hu_n=f_n*u_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12-07_13-57-37_000.jpg</text:p>
          </table:table-cell>
          <table:table-cell office:value-type="string">
            <text:p>:m 食べた物　間食 / インスタントラーメン ゼリー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12-07_12-22-35_000.jpg</text:p>
          </table:table-cell>
          <table:table-cell office:value-type="string">
            <text:p>:m 5-6*6 RES / 245 233*37#1 / 『納得しながら量子力学』 岸野正剛 / p.16:m 3-4*6 RES / 245 233*37#1 / 『納得しながら量子力学』 岸野正剛 / p.169 ∮p(dq/dt)dt=n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12-07_12-22-08_000.jpg</text:p>
          </table:table-cell>
          <table:table-cell office:value-type="string">
            <text:p>:m 3-4*6 RES / 245 233*37#1 / 『納得しながら量子力学』 岸野正剛 / p.165 b_(n-1,n)=√n b￣+b [coeff]_(qp)=iħ/2 CALC+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12-07_12-21-34_000.jpg</text:p>
          </table:table-cell>
          <table:table-cell office:value-type="string">
            <text:p>:m 1-2*6 RES / 245 233*37#1 / 『納得しながら量子力学』 岸野正剛 / p.165 複素共役　補足-6.1 部分積分 &lt;φ_(n-1)|bφ_n&gt;=√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2017/12/08</text:date>, <text:time>07:0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07:01:03.24</dc:date>
    <dc:creator>iwabuchi ken</dc:creator>
    <meta:generator>OpenOffice/4.1.3$Win32 OpenOffice.org_project/413m1$Build-9783</meta:generator>
    <meta:editing-duration>PT25M14S</meta:editing-duration>
    <meta:editing-cycles>10</meta:editing-cycles>
    <meta:document-statistic meta:table-count="1" meta:cell-count="36" meta:object-count="0"/>
  </office:meta>
</office:document-meta>
</file>